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20000001000009EF00000334A4E2569B.svm" manifest:media-type=""/>
  <manifest:file-entry manifest:full-path="Pictures/20000001000003340000015BAE86EFFC.svm" manifest:media-type=""/>
  <manifest:file-entry manifest:full-path="Pictures/200000010000030A000001579733B417.svm" manifest:media-type=""/>
  <manifest:file-entry manifest:full-path="Pictures/20000001000002CB000002FD3CD1D9AB.svm" manifest:media-type=""/>
  <manifest:file-entry manifest:full-path="Pictures/20000001000000270000013E2A5F83B6.svm" manifest:media-type=""/>
  <manifest:file-entry manifest:full-path="Pictures/20000001000002AD000000D8F6A200C6.svm" manifest:media-type=""/>
  <manifest:file-entry manifest:full-path="Pictures/200000010000054800000131F27C598E.svm" manifest:media-type=""/>
  <manifest:file-entry manifest:full-path="Pictures/20000001000002B5000000D8C5DC0447.svm" manifest:media-type=""/>
  <manifest:file-entry manifest:full-path="Pictures/2000000100000243000000D8B95EBEA8.svm" manifest:media-type=""/>
  <manifest:file-entry manifest:full-path="Pictures/2000000100000211000001290840249C.svm" manifest:media-type=""/>
  <manifest:file-entry manifest:full-path="Pictures/200000010000028F0000012D1A71A5DC.svm" manifest:media-type=""/>
  <manifest:file-entry manifest:full-path="Pictures/20000E1900004F1D00003B56E121A6BB.wmf" manifest:media-type="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Jameel Noori Nastaleeq" svg:font-family="'Jameel Noori Nastaleeq'" style:font-pitch="variable"/>
    <style:font-face style:name="XB Tabriz" svg:font-family="'XB Tabriz'" style:font-adornments="Regular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Tahoma" svg:font-family="Tahoma" style:font-family-generic="system" style:font-pitch="variable"/>
    <style:font-face style:name="XB Tabriz1" svg:font-family="'XB Tabriz'" style:font-family-generic="system" style:font-pitch="variable"/>
    <style:font-face style:name="XB Tabriz2" svg:font-family="'XB Tabriz'" style:font-adornments="Regular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dash" draw:stroke-dash="Ultrafine_20_Dashed" draw:textarea-horizontal-align="center" draw:textarea-vertical-align="middle"/>
    </style:style>
    <style:style style:name="gr3" style:family="graphic" style:parent-style-name="standard">
      <style:graphic-properties TexMathsArgs="12§display§-V_A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TexMathsArgs="12§display§i_{DS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TexMathsArgs="12§display§v_{DS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TexMathsArgs="12§display§v_{GS} \le V_t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marker-end="Arrow" draw:marker-end-width="0.102cm" draw:textarea-horizontal-align="center" draw:textarea-vertical-align="middle"/>
    </style:style>
    <style:style style:name="gr8" style:family="graphic" style:parent-style-name="standard">
      <style:graphic-properties TexMathsArgs="12§display§v_{GS1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12§display§v_{GS5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TexMathsArgs="12§display§\vdots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2" style:family="graphic" style:parent-style-name="standard">
      <style:graphic-properties TexMathsArgs="12§display§{}=\frac{1}{r_o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14" style:family="graphic" style:parent-style-name="standard">
      <style:graphic-properties TexMathsArgs="12§display§I_{DSQ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TexMathsArgs="12§display§V_{DSQ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TexMathsArgs="12§display§r_o=\frac{V_{DSQ}+V_A}{I_{DSQ}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text-properties style:font-name="Jameel Noori Nastaleeq" style:font-name-complex="Jameel Noori Nastaleeq"/>
    </style:style>
    <style:style style:name="T1" style:family="text">
      <style:text-properties style:font-name="Jameel Noori Nastaleeq" style:font-name-complex="Jameel Noori Nastaleeq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kkkFigures">
        <draw:frame draw:style-name="gr1" draw:text-style-name="P1" xml:id="id6" draw:id="id6" draw:layer="layout" svg:width="10.073cm" svg:height="4.131cm" svg:x="0.341cm" svg:y="0.661cm">
          <draw:image xlink:href="Pictures/20000E1900004F1D00003B56E121A6BB.wmf" xlink:type="simple" xlink:show="embed" xlink:actuate="onLoad">
            <text:p/>
          </draw:image>
          <draw:glue-point draw:id="4" svg:x="2.635cm" svg:y="-2.711cm"/>
          <draw:glue-point draw:id="5" svg:x="3.142cm" svg:y="3.74cm"/>
          <draw:glue-point draw:id="6" svg:x="2.448cm" svg:y="3.877cm"/>
        </draw:frame>
        <draw:line draw:style-name="gr2" draw:text-style-name="P1" draw:layer="layout" svg:x1="7.129cm" svg:y1="2.019cm" svg:x2="2.162cm" svg:y2="4.278cm">
          <text:p/>
        </draw:line>
        <draw:line draw:style-name="gr2" draw:text-style-name="P1" draw:layer="layout" svg:x1="2.17cm" svg:y1="4.278cm" svg:x2="7.039cm" svg:y2="2.531cm">
          <text:p/>
        </draw:line>
        <draw:line draw:style-name="gr2" draw:text-style-name="P1" draw:layer="layout" svg:x1="2.17cm" svg:y1="4.283cm" svg:x2="6.907cm" svg:y2="2.972cm">
          <text:p/>
        </draw:line>
        <draw:line draw:style-name="gr2" draw:text-style-name="P1" draw:layer="layout" svg:x1="2.191cm" svg:y1="4.278cm" svg:x2="6.818cm" svg:y2="3.347cm">
          <text:p/>
        </draw:line>
        <draw:line draw:style-name="gr2" draw:text-style-name="P1" draw:layer="layout" svg:x1="2.174cm" svg:y1="4.278cm" svg:x2="6.521cm" svg:y2="3.983cm">
          <text:p/>
        </draw:line>
        <draw:frame draw:style-name="gr3" draw:text-style-name="P1" draw:layer="layout" svg:width="0.785cm" svg:height="0.36cm" svg:x="1.677cm" svg:y="4.541cm">
          <draw:image xlink:href="Pictures/200000010000028F0000012D1A71A5DC.svm" xlink:type="simple" xlink:show="embed" xlink:actuate="onLoad">
            <text:p/>
          </draw:image>
        </draw:frame>
        <draw:frame draw:style-name="gr4" draw:text-style-name="P1" draw:layer="layout" svg:width="0.634cm" svg:height="0.355cm" svg:x="5.494cm" svg:y="0.729cm">
          <draw:image xlink:href="Pictures/2000000100000211000001290840249C.svm" xlink:type="simple" xlink:show="embed" xlink:actuate="onLoad">
            <text:p/>
          </draw:image>
        </draw:frame>
        <draw:frame draw:style-name="gr5" draw:text-style-name="P1" draw:layer="layout" svg:width="0.694cm" svg:height="0.258cm" svg:x="9.622cm" svg:y="4.143cm">
          <draw:image xlink:href="Pictures/2000000100000243000000D8B95EBEA8.svm" xlink:type="simple" xlink:show="embed" xlink:actuate="onLoad">
            <text:p/>
          </draw:image>
        </draw:frame>
        <draw:frame draw:style-name="gr6" draw:text-style-name="P1" xml:id="id1" draw:id="id1" draw:layer="layout" svg:width="1.621cm" svg:height="0.365cm" svg:x="8.472cm" svg:y="4.795cm">
          <draw:image xlink:href="Pictures/200000010000054800000131F27C598E.svm" xlink:type="simple" xlink:show="embed" xlink:actuate="onLoad">
            <text:p/>
          </draw:image>
        </draw:frame>
        <draw:connector draw:style-name="gr7" draw:text-style-name="P1" draw:layer="layout" draw:type="curve" draw:line-skew="0.255cm" svg:x1="9.282cm" svg:y1="4.795cm" svg:x2="8.314cm" svg:y2="4.288cm" draw:start-shape="id1" draw:start-glue-point="0" svg:d="M9282 4795c0-373-968-120-968-507" svg:viewBox="0 0 969 508">
          <text:p/>
        </draw:connector>
        <draw:frame draw:style-name="gr8" draw:text-style-name="P1" draw:layer="layout" svg:width="0.821cm" svg:height="0.258cm" svg:x="9.569cm" svg:y="3.652cm">
          <draw:image xlink:href="Pictures/20000001000002AD000000D8F6A200C6.svm" xlink:type="simple" xlink:show="embed" xlink:actuate="onLoad">
            <text:p/>
          </draw:image>
        </draw:frame>
        <draw:frame draw:style-name="gr9" draw:text-style-name="P1" draw:layer="layout" svg:width="0.83cm" svg:height="0.258cm" svg:x="9.583cm" svg:y="0.816cm">
          <draw:image xlink:href="Pictures/20000001000002B5000000D8C5DC0447.svm" xlink:type="simple" xlink:show="embed" xlink:actuate="onLoad">
            <text:p/>
          </draw:image>
        </draw:frame>
        <draw:frame draw:style-name="gr10" draw:text-style-name="P1" draw:layer="layout" svg:width="0.046cm" svg:height="0.38cm" svg:x="9.975cm" svg:y="2.059cm">
          <draw:image xlink:href="Pictures/20000001000000270000013E2A5F83B6.svm" xlink:type="simple" xlink:show="embed" xlink:actuate="onLoad">
            <text:p/>
          </draw:image>
        </draw:frame>
        <draw:frame draw:style-name="gr11" draw:text-style-name="P2" xml:id="id2" draw:id="id2" draw:layer="layout" svg:width="1.294cm" svg:height="0.848cm" svg:x="6.582cm" svg:y="0.342cm">
          <draw:text-box>
            <text:p text:style-name="P2"><text:span text:style-name="T1">ڈھلوان</text:span></text:p>
          </draw:text-box>
        </draw:frame>
        <draw:frame draw:style-name="gr12" draw:text-style-name="P1" draw:layer="layout" svg:width="0.857cm" svg:height="0.917cm" svg:x="7.741cm" svg:y="0.306cm">
          <draw:image xlink:href="Pictures/20000001000002CB000002FD3CD1D9AB.svm" xlink:type="simple" xlink:show="embed" xlink:actuate="onLoad">
            <text:p/>
          </draw:image>
        </draw:frame>
        <draw:connector draw:style-name="gr7" draw:text-style-name="P1" draw:layer="layout" draw:type="curve" draw:line-skew="-0.277cm" svg:x1="7.229cm" svg:y1="1.19cm" svg:x2="8.05cm" svg:y2="1.626cm" draw:start-shape="id2" draw:start-glue-point="2" svg:d="M7229 1190c0 334 821 117 821 436" svg:viewBox="0 0 822 437">
          <text:p/>
        </draw:connector>
        <draw:custom-shape draw:style-name="gr13" draw:text-style-name="P1" draw:layer="layout" svg:width="0.101cm" svg:height="0.101cm" svg:x="7.789cm" svg:y="2.2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7.844cm" svg:y1="2.311cm" svg:x2="7.844cm" svg:y2="4.241cm">
          <text:p/>
        </draw:line>
        <draw:line draw:style-name="gr2" draw:text-style-name="P1" xml:id="id4" draw:id="id4" draw:layer="layout" svg:x1="7.813cm" svg:y1="2.242cm" svg:x2="6.319cm" svg:y2="2.242cm">
          <text:p/>
        </draw:line>
        <draw:frame draw:style-name="gr14" draw:text-style-name="P1" xml:id="id3" draw:id="id3" draw:layer="layout" svg:width="0.932cm" svg:height="0.41cm" svg:x="4.628cm" svg:y="1.933cm">
          <draw:image xlink:href="Pictures/200000010000030A000001579733B417.svm" xlink:type="simple" xlink:show="embed" xlink:actuate="onLoad">
            <text:p/>
          </draw:image>
        </draw:frame>
        <draw:connector draw:style-name="gr7" draw:text-style-name="P1" draw:layer="layout" draw:type="curve" svg:x1="5.56cm" svg:y1="2.138cm" svg:x2="6.319cm" svg:y2="2.242cm" draw:start-shape="id3" draw:start-glue-point="1" draw:end-shape="id4" draw:end-glue-point="3" svg:d="M5560 2138c506 0 759 34 759 104" svg:viewBox="0 0 760 105">
          <text:p/>
        </draw:connector>
        <draw:frame draw:style-name="gr15" draw:text-style-name="P1" xml:id="id5" draw:id="id5" draw:layer="layout" svg:width="0.983cm" svg:height="0.415cm" svg:x="7.083cm" svg:y="4.792cm">
          <draw:image xlink:href="Pictures/20000001000003340000015BAE86EFFC.svm" xlink:type="simple" xlink:show="embed" xlink:actuate="onLoad">
            <text:p/>
          </draw:image>
        </draw:frame>
        <draw:connector draw:style-name="gr7" draw:text-style-name="P1" draw:layer="layout" draw:type="curve" draw:line-skew="-0.156cm" svg:x1="7.574cm" svg:y1="4.792cm" svg:x2="7.842cm" svg:y2="4.327cm" draw:start-shape="id5" draw:start-glue-point="0" draw:end-shape="id6" draw:end-glue-point="6" svg:d="M7574 4792c0-234 268-2 268-465" svg:viewBox="0 0 269 466">
          <text:p/>
        </draw:connector>
        <draw:frame draw:style-name="gr16" draw:text-style-name="P1" draw:layer="layout" svg:width="3.05cm" svg:height="0.983cm" svg:x="0.413cm" svg:y="0.662cm">
          <draw:image xlink:href="Pictures/20000001000009EF00000334A4E2569B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Jameel Noori Nastaleeq" svg:font-family="'Jameel Noori Nastaleeq'" style:font-pitch="variable"/>
    <style:font-face style:name="XB Tabriz" svg:font-family="'XB Tabriz'" style:font-adornments="Regular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Tahoma" svg:font-family="Tahoma" style:font-family-generic="system" style:font-pitch="variable"/>
    <style:font-face style:name="XB Tabriz1" svg:font-family="'XB Tabriz'" style:font-family-generic="system" style:font-pitch="variable"/>
    <style:font-face style:name="XB Tabriz2" svg:font-family="'XB Tabriz'" style:font-adornments="Regular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xx" style:country-asian="none" style:font-name-complex="Tahoma" style:font-size-complex="24pt" style:language-complex="pa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102cm" draw:marker-start-center="false" draw:marker-end-width="0.102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XB Tabriz" style:font-family-complex="'XB Tabriz'" style:font-style-name-complex="Regular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954cm" fo:page-height="5.58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kkkFigures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8-01T15:16:42</meta:creation-date>
    <meta:editing-duration>PT58M42S</meta:editing-duration>
    <meta:editing-cycles>7</meta:editing-cycles>
    <meta:generator>LibreOffice/4.2.8.2$Linux_x86 LibreOffice_project/420m0$Build-2</meta:generator>
    <dc:title>kkkFigures</dc:title>
    <meta:initial-creator>kkk </meta:initial-creator>
    <dc:date>2017-03-28T16:38:04.480596997</dc:date>
    <meta:document-statistic meta:object-count="25"/>
    <meta:template xlink:type="simple" xlink:actuate="onRequest" xlink:title="kkkFigures" xlink:href="../../../../../.libreoffice/3/user/template/kkkFigures.otg" meta:date="2014-08-01T15:16:41"/>
  </office:meta>
</office:document-meta>
</file>